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Times New Roman1" svg:font-family="'Times New Roman'"/>
    <style:font-face style:name="arial" svg:font-family="arial"/>
    <style:font-face style:name="Times New Roman2" svg:font-family="'Times New Roman'" style:font-family-generic="roman"/>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1" style:family="table">
      <style:table-properties style:width="18.002cm" table:align="margins"/>
    </style:style>
    <style:style style:name="Table1.A" style:family="table-column">
      <style:table-column-properties style:column-width="2.752cm" style:rel-column-width="10017*"/>
    </style:style>
    <style:style style:name="Table1.B" style:family="table-column">
      <style:table-column-properties style:column-width="4.392cm" style:rel-column-width="15988*"/>
    </style:style>
    <style:style style:name="Table1.C" style:family="table-column">
      <style:table-column-properties style:column-width="1.931cm" style:rel-column-width="7031*"/>
    </style:style>
    <style:style style:name="Table1.D" style:family="table-column">
      <style:table-column-properties style:column-width="8.927cm" style:rel-column-width="3249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36">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paragraph-properties fo:text-align="center" style:justify-single-word="false"/>
      <style:text-properties style:font-name="Tahoma1" fo:font-size="12pt" style:font-size-asian="12pt" style:font-size-complex="12pt"/>
    </style:style>
    <style:style style:name="P4"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5" style:family="paragraph" style:parent-style-name="Table_20_Contents">
      <style:text-properties fo:font-style="italic" style:font-style-asian="italic" style:font-style-complex="italic"/>
    </style:style>
    <style:style style:name="P6" style:family="paragraph" style:parent-style-name="Spec_20_-_20_Paragraphe_20_standard">
      <style:paragraph-properties fo:margin-left="0cm" fo:margin-right="0cm" fo:text-indent="0cm" style:auto-text-indent="false"/>
    </style:style>
    <style:style style:name="P7"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8" style:family="paragraph" style:parent-style-name="Spec_20_-_20_Sous-titre_20_du_20_document">
      <style:text-properties fo:color="#000000"/>
    </style:style>
    <style:style style:name="P9"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0"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1"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2" style:family="paragraph" style:parent-style-name="Text_20_body">
      <style:paragraph-properties fo:margin-top="0.423cm" fo:margin-bottom="0.212cm" text:number-lines="false" text:line-number="0"/>
    </style:style>
    <style:style style:name="P13" style:family="paragraph" style:parent-style-name="Standard">
      <style:text-properties fo:color="#000000" style:font-name="Times New Roman" fo:font-size="12pt" style:font-name-asian="Times New Roman2" style:font-size-asian="12pt" style:font-name-complex="Times New Roman2" style:font-size-complex="12pt"/>
    </style:style>
    <style:style style:name="P14" style:family="paragraph" style:parent-style-name="Standard" style:list-style-name="L1"/>
    <style:style style:name="P15" style:family="paragraph" style:parent-style-name="Standard" style:list-style-name="L1">
      <style:text-properties fo:color="#000000" style:font-name="Times New Roman" fo:font-size="12pt" style:font-name-asian="Times New Roman2" style:font-size-asian="12pt" style:font-name-complex="Times New Roman2" style:font-size-complex="12pt"/>
    </style:style>
    <style:style style:name="P16" style:family="paragraph" style:parent-style-name="Standard">
      <style:text-properties fo:color="#000000" style:font-name="Times New Roman" fo:font-size="12pt" style:font-name-asian="MS Mincho" style:font-size-asian="12pt" style:font-name-complex="Tahoma3" style:font-size-complex="12pt"/>
    </style:style>
    <style:style style:name="P17" style:family="paragraph" style:parent-style-name="Standard" style:list-style-name="L1">
      <style:text-properties fo:color="#000000" style:font-name="Times New Roman" fo:font-size="12pt" style:font-name-asian="MS Mincho" style:font-size-asian="12pt" style:font-name-complex="Tahoma3" style:font-size-complex="12pt"/>
    </style:style>
    <style:style style:name="P18" style:family="paragraph" style:parent-style-name="Standard" style:list-style-name="L1">
      <style:paragraph-properties fo:margin-top="0.423cm" fo:margin-bottom="0.212cm" text:number-lines="false" text:line-number="0"/>
      <style:text-properties fo:color="#000000" style:font-name="Times New Roman" fo:font-size="12pt" style:font-name-asian="MS Mincho" style:font-size-asian="12pt" style:font-name-complex="Tahoma3" style:font-size-complex="12pt"/>
    </style:style>
    <style:style style:name="P19" style:family="paragraph" style:parent-style-name="Text_20_body">
      <style:paragraph-properties fo:margin-top="0.423cm" fo:margin-bottom="0.212cm" text:number-lines="false" text:line-number="0"/>
    </style:style>
    <style:style style:name="P20" style:family="paragraph" style:parent-style-name="Text_20_body">
      <style:paragraph-properties fo:margin-top="0.423cm" fo:margin-bottom="0.212cm" text:number-lines="false" text:line-number="0"/>
      <style:text-properties style:font-name-asian="MS Mincho" style:font-name-complex="Tahoma3"/>
    </style:style>
    <style:style style:name="P21" style:family="paragraph" style:parent-style-name="Text_20_body" style:list-style-name="L2">
      <style:paragraph-properties fo:margin-top="0.423cm" fo:margin-bottom="0.212cm" text:number-lines="false" text:line-number="0"/>
    </style:style>
    <style:style style:name="P22" style:family="paragraph" style:parent-style-name="Heading_20_1">
      <style:paragraph-properties fo:break-before="page"/>
    </style:style>
    <style:style style:name="P23" style:family="paragraph" style:parent-style-name="Table_20_Contents">
      <style:text-properties style:font-name="Tahoma1" fo:font-size="10pt"/>
    </style:style>
    <style:style style:name="P24" style:family="paragraph" style:parent-style-name="Table_20_Contents">
      <style:text-properties style:font-name="Tahoma1" fo:font-size="10pt" fo:font-weight="bold" style:font-weight-asian="bold" style:font-weight-complex="bold"/>
    </style:style>
    <style:style style:name="P25" style:family="paragraph" style:parent-style-name="Heading_20_3">
      <style:paragraph-properties fo:margin-top="0.423cm" fo:margin-bottom="0.212cm" fo:keep-with-next="always" text:number-lines="false" text:line-number="0"/>
      <style:text-properties style:font-name-asian="MS Mincho" style:font-name-complex="Tahoma3"/>
    </style:style>
    <style:style style:name="P26" style:family="paragraph">
      <style:text-properties style:font-name="Arial2" fo:font-size="10pt" fo:font-weight="bold" style:font-size-asian="10pt" style:font-weight-asian="bold" style:font-size-complex="10pt" style:font-weight-complex="bold"/>
    </style:style>
    <style:style style:name="T1" style:family="text">
      <style:text-properties style:font-name-asian="MS Mincho" style:font-name-complex="Tahoma3"/>
    </style:style>
    <style:style style:name="T2" style:family="text">
      <style:text-properties fo:color="#000000" style:font-name="Times New Roman" fo:font-size="12pt" style:font-name-asian="Times New Roman2" style:font-size-asian="12pt" style:font-name-complex="Times New Roman2" style:font-size-complex="12pt"/>
    </style:style>
    <style:style style:name="T3" style:family="text">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T4" style:family="text">
      <style:text-properties fo:color="#000000" style:font-name="Times New Roman" fo:font-size="12pt" fo:font-style="italic" style:font-name-asian="Times New Roman2" style:font-size-asian="12pt" style:font-style-asian="italic" style:font-name-complex="Times New Roman2" style:font-size-complex="12pt" style:font-style-complex="italic"/>
    </style:style>
    <style:style style:name="T5" style:family="text">
      <style:text-properties fo:color="#000000" style:font-name-asian="MS Mincho" style:font-name-complex="Tahoma3"/>
    </style:style>
    <style:style style:name="T6" style:family="text">
      <style:text-properties fo:color="#000000" style:font-name="Colibri" fo:font-size="11pt" style:font-name-asian="MS Mincho" style:font-size-asian="11pt" style:font-name-complex="Tahoma3" style:font-size-complex="11pt"/>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variant="normal" fo:text-transform="none" fo:color="#222222" style:font-name="Colibri" fo:font-size="11pt" fo:letter-spacing="normal" fo:font-style="normal" fo:font-weight="normal" style:font-name-asian="MS Mincho" style:font-size-asian="11pt" style:font-name-complex="Tahoma3" style:font-size-complex="11pt"/>
    </style:style>
    <style:style style:name="T10" style:family="text">
      <style:text-properties fo:font-variant="normal" fo:text-transform="none" fo:color="#222222" style:font-name="Colibri" fo:font-size="11pt" fo:letter-spacing="normal" fo:font-style="normal" fo:font-weight="normal" style:font-size-asian="11pt" style:font-size-complex="11pt"/>
    </style:style>
    <style:style style:name="T11" style:family="text">
      <style:text-properties style:font-name="Colibri" fo:font-size="11pt" style:font-name-asian="MS Mincho" style:font-size-asian="11pt" style:font-name-complex="Tahoma3" style:font-size-complex="11pt"/>
    </style:style>
    <style:style style:name="T12" style:family="text">
      <style:text-properties fo:color="#008000" style:font-name="Arial2" fo:font-size="10pt" fo:font-weight="bold" style:font-size-asian="10pt" style:font-weight-asian="bold" style:font-size-complex="10pt" style:font-weight-complex="bold"/>
    </style:style>
    <style:style style:name="T13" style:family="text">
      <style:text-properties style:font-name="Arial2" fo:font-size="10pt" fo:font-weight="normal" style:font-size-asian="10pt" style:font-weight-asian="normal" style:font-size-complex="10pt" style:font-weight-complex="normal"/>
    </style:style>
    <style:style style:name="T14"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7"><text:title>Titre du Document</text:title></text:p>
      <text:p text:style-name="P8"><text:subject>Sous-titre ou Description du document</text:subject></text:p>
      <text:p text:style-name="Spec_20_-_20_Sous-titre_20_du_20_document"/>
      <text:p text:style-name="P6"/>
      <text:p text:style-name="P6"/>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Gartu Stefan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3">Référence</text:p>
          </table:table-cell>
          <table:table-cell table:style-name="Tableau2.A1" office:value-type="string">
            <text:p text:style-name="P4">NOM DOC REF</text:p>
          </table:table-cell>
          <table:table-cell table:style-name="Tableau2.A1" office:value-type="string">
            <text:p text:style-name="P3">Version</text:p>
          </table:table-cell>
          <table:table-cell table:style-name="Tableau2.D1" office:value-type="float" office:value="36526">
            <text:p text:style-name="P3">1.0</text:p>
          </table:table-cell>
        </table:table-row>
        <table:table-row>
          <table:table-cell table:style-name="Tableau2.A2" office:value-type="string">
            <text:p text:style-name="P3">Avancement</text:p>
          </table:table-cell>
          <table:table-cell table:style-name="Tableau2.A2" office:value-type="string">
            <text:p text:style-name="P4">Terminé/En cours</text:p>
          </table:table-cell>
          <table:table-cell table:style-name="Tableau2.C2" table:number-rows-spanned="2" table:number-columns-spanned="2" office:value-type="string">
            <text:p text:style-name="P4">VALIDÉ/NON VALIDÉ</text:p>
          </table:table-cell>
          <table:covered-table-cell/>
        </table:table-row>
        <table:table-row>
          <table:table-cell table:style-name="Tableau2.A2" office:value-type="string">
            <text:p text:style-name="P3">Dernière mise à jour</text:p>
          </table:table-cell>
          <table:table-cell table:style-name="Tableau2.B3" office:value-type="date" office:date-value="2011-01-05">
            <text:p text:style-name="P4">05/01/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5">05/01/11</text:p>
          </table:table-cell>
          <table:table-cell table:style-name="Tableau3.A2" office:value-type="string">
            <text:p text:style-name="Table_20_Contents">Responsable</text:p>
          </table:table-cell>
          <table:table-cell table:style-name="Tableau3.D2" office:value-type="string">
            <text:p text:style-name="P5">NOM</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9">1 <text:s text:c="2"/>Historique du document<text:tab/><text:a xlink:type="simple" xlink:href="#__RefHeading__488_297275160" text:style-name="Internet_20_link" text:visited-style-name="Internet_20_link">3</text:a></text:p>
          <text:p text:style-name="P9">2 <text:s text:c="2"/>Introduction<text:tab/><text:a xlink:type="simple" xlink:href="#__RefHeading__494_297275160" text:style-name="Internet_20_link" text:visited-style-name="Internet_20_link">4</text:a></text:p>
          <text:p text:style-name="P10">2.1 <text:s/>Présentation du projet<text:tab/><text:a xlink:type="simple" xlink:href="#__RefHeading__498_297275160" text:style-name="Internet_20_link" text:visited-style-name="Internet_20_link">4</text:a></text:p>
          <text:p text:style-name="P11">2.1.1 <text:s/>Contexte<text:tab/><text:a xlink:type="simple" xlink:href="#__RefHeading__500_297275160" text:style-name="Internet_20_link" text:visited-style-name="Internet_20_link">4</text:a></text:p>
          <text:p text:style-name="P11">2.1.2 <text:s/>Objectifs <text:tab/><text:a xlink:type="simple" xlink:href="#__RefHeading__390_1336058694" text:style-name="Internet_20_link" text:visited-style-name="Internet_20_link">4</text:a></text:p>
          <text:p text:style-name="P10">2.2 <text:s/>Présentation du document <text:tab/><text:a xlink:type="simple" xlink:href="#__RefHeading__392_1336058694" text:style-name="Internet_20_link" text:visited-style-name="Internet_20_link">4</text:a></text:p>
          <text:p text:style-name="P10">2.3 <text:s/>Document applicables/Documents de référence <text:tab/><text:a xlink:type="simple" xlink:href="#__RefHeading__394_1336058694" text:style-name="Internet_20_link" text:visited-style-name="Internet_20_link">4</text:a></text:p>
          <text:p text:style-name="P11">2.3.1 <text:s/>Documents applicables <text:tab/><text:a xlink:type="simple" xlink:href="#__RefHeading__396_1336058694" text:style-name="Internet_20_link" text:visited-style-name="Internet_20_link">4</text:a></text:p>
          <text:p text:style-name="P11">2.3.2 <text:s/>Documents de référence <text:tab/><text:a xlink:type="simple" xlink:href="#__RefHeading__398_1336058694" text:style-name="Internet_20_link" text:visited-style-name="Internet_20_link">4</text:a></text:p>
          <text:p text:style-name="P10">2.4 <text:s/>Terminologie et Abréviations <text:tab/><text:a xlink:type="simple" xlink:href="#__RefHeading__400_1336058694" text:style-name="Internet_20_link" text:visited-style-name="Internet_20_link">4</text:a></text:p>
          <text:p text:style-name="P9">3 <text:s text:c="2"/>Contenu 1<text:tab/><text:a xlink:type="simple" xlink:href="#__RefHeading__402_1336058694" text:style-name="Internet_20_link" text:visited-style-name="Internet_20_link">4</text:a></text:p>
          <text:p text:style-name="P9">4 <text:s text:c="2"/>Contenu <text:s/>2<text:tab/><text:a xlink:type="simple" xlink:href="#__RefHeading__404_1336058694" text:style-name="Internet_20_link" text:visited-style-name="Internet_20_link">5</text:a></text:p>
          <text:p text:style-name="P10">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2" text:outline-level="1"><text:bookmark text:name="__RefHeading__488_297275160"/>Historique du document<text:bookmark-end text:name="__RefHeading__488_297275160"/></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Date</text:p>
          </table:table-cell>
          <table:table-cell table:style-name="Table1.A1" office:value-type="string">
            <text:p text:style-name="P24">Auteur</text:p>
          </table:table-cell>
          <table:table-cell table:style-name="Table1.A1" office:value-type="string">
            <text:p text:style-name="P24">Version</text:p>
          </table:table-cell>
          <table:table-cell table:style-name="Table1.D1" office:value-type="string">
            <text:p text:style-name="P24">Sujet de la modification</text:p>
          </table:table-cell>
        </table:table-row>
        <table:table-row>
          <table:table-cell table:style-name="Table1.A2" office:value-type="date" office:date-value="1899-12-30">
            <text:p text:style-name="P23">30/12/1899</text:p>
          </table:table-cell>
          <table:table-cell table:style-name="Table1.B2" office:value-type="string">
            <text:p text:style-name="P23">Nom Prénom</text:p>
          </table:table-cell>
          <table:table-cell table:style-name="Table1.C2" office:value-type="float" office:value="36526">
            <text:p text:style-name="P23">1.0</text:p>
          </table:table-cell>
          <table:table-cell table:style-name="Table1.D2" office:value-type="string">
            <text:p text:style-name="P23">Création</text:p>
          </table:table-cell>
        </table:table-row>
        <table:table-row>
          <table:table-cell table:style-name="Table1.A2">
            <text:p text:style-name="P23"/>
          </table:table-cell>
          <table:table-cell table:style-name="Table1.B2" office:value-type="string">
            <text:p text:style-name="P23"/>
          </table:table-cell>
          <table:table-cell table:style-name="Table1.C2">
            <text:p text:style-name="P23"/>
          </table:table-cell>
          <table:table-cell table:style-name="Table1.D2" office:value-type="string">
            <text:p text:style-name="P23"/>
          </table:table-cell>
        </table:table-row>
        <table:table-row>
          <table:table-cell table:style-name="Table1.A2">
            <text:p text:style-name="P23"/>
          </table:table-cell>
          <table:table-cell table:style-name="Table1.B2" office:value-type="string">
            <text:p text:style-name="P23"/>
          </table:table-cell>
          <table:table-cell table:style-name="Table1.C2">
            <text:p text:style-name="P23"/>
          </table:table-cell>
          <table:table-cell table:style-name="Table1.D2" office:value-type="string">
            <text:p text:style-name="P23"/>
          </table:table-cell>
        </table:table-row>
        <table:table-row>
          <table:table-cell table:style-name="Table1.A2">
            <text:p text:style-name="P23"/>
          </table:table-cell>
          <table:table-cell table:style-name="Table1.B2" office:value-type="string">
            <text:p text:style-name="P23"/>
          </table:table-cell>
          <table:table-cell table:style-name="Table1.C2">
            <text:p text:style-name="P23"/>
          </table:table-cell>
          <table:table-cell table:style-name="Table1.D2" office:value-type="string">
            <text:p text:style-name="P23"/>
          </table:table-cell>
        </table:table-row>
        <table:table-row>
          <table:table-cell table:style-name="Table1.A2">
            <text:p text:style-name="P23"/>
          </table:table-cell>
          <table:table-cell table:style-name="Table1.B2" office:value-type="string">
            <text:p text:style-name="P23"/>
          </table:table-cell>
          <table:table-cell table:style-name="Table1.C2">
            <text:p text:style-name="P23"/>
          </table:table-cell>
          <table:table-cell table:style-name="Table1.D2" office:value-type="string">
            <text:p text:style-name="P23"/>
          </table:table-cell>
        </table:table-row>
        <table:table-row>
          <table:table-cell table:style-name="Table1.A2">
            <text:p text:style-name="P23"/>
          </table:table-cell>
          <table:table-cell table:style-name="Table1.B2" office:value-type="string">
            <text:p text:style-name="P23"/>
          </table:table-cell>
          <table:table-cell table:style-name="Table1.C2">
            <text:p text:style-name="P23"/>
          </table:table-cell>
          <table:table-cell table:style-name="Table1.D2" office:value-type="string">
            <text:p text:style-name="P23"/>
          </table:table-cell>
        </table:table-row>
        <table:table-row>
          <table:table-cell table:style-name="Table1.A2">
            <text:p text:style-name="P23"/>
          </table:table-cell>
          <table:table-cell table:style-name="Table1.B2" office:value-type="string">
            <text:p text:style-name="P23"/>
          </table:table-cell>
          <table:table-cell table:style-name="Table1.C2">
            <text:p text:style-name="P23"/>
          </table:table-cell>
          <table:table-cell table:style-name="Table1.D2" office:value-type="string">
            <text:p text:style-name="P23"/>
          </table:table-cell>
        </table:table-row>
        <table:table-row>
          <table:table-cell table:style-name="Table1.A2">
            <text:p text:style-name="P23"/>
          </table:table-cell>
          <table:table-cell table:style-name="Table1.B2" office:value-type="string">
            <text:p text:style-name="P23"/>
          </table:table-cell>
          <table:table-cell table:style-name="Table1.C2">
            <text:p text:style-name="P23"/>
          </table:table-cell>
          <table:table-cell table:style-name="Table1.D2" office:value-type="string">
            <text:p text:style-name="P23"/>
          </table:table-cell>
        </table:table-row>
        <table:table-row>
          <table:table-cell table:style-name="Table1.A2">
            <text:p text:style-name="P23"/>
          </table:table-cell>
          <table:table-cell table:style-name="Table1.B2" office:value-type="string">
            <text:p text:style-name="P23"/>
          </table:table-cell>
          <table:table-cell table:style-name="Table1.C2">
            <text:p text:style-name="P23"/>
          </table:table-cell>
          <table:table-cell table:style-name="Table1.D2" office:value-type="string">
            <text:p text:style-name="P23"/>
          </table:table-cell>
        </table:table-row>
        <table:table-row>
          <table:table-cell table:style-name="Table1.A2">
            <text:p text:style-name="P23"/>
          </table:table-cell>
          <table:table-cell table:style-name="Table1.B2" office:value-type="string">
            <text:p text:style-name="P23"/>
          </table:table-cell>
          <table:table-cell table:style-name="Table1.C2">
            <text:p text:style-name="P23"/>
          </table:table-cell>
          <table:table-cell table:style-name="Table1.D2" office:value-type="string">
            <text:p text:style-name="P23"/>
          </table:table-cell>
        </table:table-row>
        <table:table-row>
          <table:table-cell table:style-name="Table1.A2">
            <text:p text:style-name="P23"/>
          </table:table-cell>
          <table:table-cell table:style-name="Table1.B2" office:value-type="string">
            <text:p text:style-name="P23"/>
          </table:table-cell>
          <table:table-cell table:style-name="Table1.C2">
            <text:p text:style-name="P23"/>
          </table:table-cell>
          <table:table-cell table:style-name="Table1.D2" office:value-type="string">
            <text:p text:style-name="P23"/>
          </table:table-cell>
        </table:table-row>
        <table:table-row>
          <table:table-cell table:style-name="Table1.A2">
            <text:p text:style-name="P23"/>
          </table:table-cell>
          <table:table-cell table:style-name="Table1.B2" office:value-type="string">
            <text:p text:style-name="P23"/>
          </table:table-cell>
          <table:table-cell table:style-name="Table1.C2">
            <text:p text:style-name="P23"/>
          </table:table-cell>
          <table:table-cell table:style-name="Table1.D2" office:value-type="string">
            <text:p text:style-name="P23"/>
          </table:table-cell>
        </table:table-row>
        <table:table-row>
          <table:table-cell table:style-name="Table1.A2">
            <text:p text:style-name="P23"/>
          </table:table-cell>
          <table:table-cell table:style-name="Table1.B2" office:value-type="string">
            <text:p text:style-name="P23"/>
          </table:table-cell>
          <table:table-cell table:style-name="Table1.C2">
            <text:p text:style-name="P23"/>
          </table:table-cell>
          <table:table-cell table:style-name="Table1.D2" office:value-type="string">
            <text:p text:style-name="P23"/>
          </table:table-cell>
        </table:table-row>
        <table:table-row>
          <table:table-cell table:style-name="Table1.A2">
            <text:p text:style-name="P23"/>
          </table:table-cell>
          <table:table-cell table:style-name="Table1.B2" office:value-type="string">
            <text:p text:style-name="P23"/>
          </table:table-cell>
          <table:table-cell table:style-name="Table1.C2">
            <text:p text:style-name="P23"/>
          </table:table-cell>
          <table:table-cell table:style-name="Table1.D2" office:value-type="string">
            <text:p text:style-name="P23"/>
          </table:table-cell>
        </table:table-row>
        <table:table-row>
          <table:table-cell table:style-name="Table1.A2">
            <text:p text:style-name="P23"/>
          </table:table-cell>
          <table:table-cell table:style-name="Table1.B2" office:value-type="string">
            <text:p text:style-name="P23"/>
          </table:table-cell>
          <table:table-cell table:style-name="Table1.C2">
            <text:p text:style-name="P23"/>
          </table:table-cell>
          <table:table-cell table:style-name="Table1.D2" office:value-type="string">
            <text:p text:style-name="P23"/>
          </table:table-cell>
        </table:table-row>
      </table:table>
      <text:p text:style-name="Spec_20_-_20_Paragraphe_20_standard"/>
      <text:h text:style-name="P22" text:outline-level="1"><text:bookmark text:name="__RefHeading__494_297275160"/>Solution spécifique - Critères financiers: <text:bookmark-end text:name="__RefHeading__494_297275160"/></text:h>
      <text:h text:style-name="Heading_20_2" text:outline-level="2"><text:bookmark text:name="__RefHeading__498_297275160"/>Investissement total<text:bookmark-end text:name="__RefHeading__498_297275160"/></text:h>
      <text:h text:style-name="Heading_20_3" text:outline-level="3"><text:bookmark text:name="__RefHeading__500_297275160"/>Budget d'investissement:<text:bookmark-end text:name="__RefHeading__500_297275160"/></text:h>
      <text:list xml:id="list37258016" text:style-name="L1">
        <text:list-item>
          <text:list>
            <text:list-item>
              <text:list>
                <text:list-header>
                  <text:p text:style-name="P15"/>
                </text:list-header>
                <text:list-item>
                  <text:p text:style-name="P14"><text:span text:style-name="T2">Coûts </text:span><text:span text:style-name="T3">d'acquisition du logiciel</text:span><text:span text:style-name="T2">: <text:s/>45 fonctions de base (10 jours homme/fonction), et environ 15 fonctions complexes (20 jours homme/fonction). On estime à 200 euro un jour/homme ce qui donne un prix du logiciel de </text:span><text:span text:style-name="T4">150 000 euro.</text:span></text:p>
                </text:list-item>
                <text:list-item>
                  <text:p text:style-name="P15">3 nouveau PCs dans le département Matériel et 1 ordinateur pour chaque chantier (<text:span text:style-name="T7">33 nouveau ordinateurs</text:span>). Le prix estimé d'un ordinateur est 700 euro, ce qui donne un investissement de <text:span text:style-name="T8">23 100 euro</text:span></text:p>
                </text:list-item>
                <text:list-item>
                  <text:p text:style-name="P15"><text:span text:style-name="T7">2 serveurs </text:span><text:s/>à 1000 euro =&gt; <text:span text:style-name="T8">2000 euro</text:span></text:p>
                </text:list-item>
                <text:list-item>
                  <text:p text:style-name="P15">Coût d<text:span text:style-name="T7">'intégration </text:span>: 5 jours/homme =&gt; <text:span text:style-name="T8">1000 euro</text:span></text:p>
                </text:list-item>
                <text:list-item>
                  <text:p text:style-name="P15"><text:span text:style-name="T7">Formation personnel</text:span>: 4 jours pour les 80 représentants des chantiers ( 2 représentants/chantier) et un jour par département. <text:s/>On estime le coût d'une journée de formation à 500 euro d'où on investi <text:span text:style-name="T8">3500 euro </text:span>en formations. </text:p>
                </text:list-item>
                <text:list-item>
                  <text:p text:style-name="P15"><text:span text:style-name="T1">Prime pour les personnes </text:span><text:span text:style-name="T10">licenciées: 3000 euro/personne ( 180 000 euro)</text:span></text:p>
                </text:list-item>
                <text:list-item>
                  <text:p text:style-name="P17">Coût de perturbation au démarrage – difficile à estimer.</text:p>
                </text:list-item>
              </text:list>
            </text:list-item>
          </text:list>
        </text:list-item>
      </text:list>
      <text:p text:style-name="P16"/>
      <text:p text:style-name="P16">Total: 359 600 euro</text:p>
      <text:p text:style-name="P13"/>
      <text:h text:style-name="P25" text:outline-level="3">Risques sur budget d'investissement</text:h>
      <text:p text:style-name="Text_20_body"><text:span text:style-name="T1"><text:tab/>Pour la solution spécifique les risque sur le budget d'investissement ne sont pas trop élevées car la solution est issue d'une analyse détaille de la situation actuelle et elle apporte des solutions fiables et bien adapté aux problèmes découvertes. Normalement, le logiciel satisfait exactement les besoins du client, respecte les processus définie dans la premier partie de notre étude et les exigences non-fonctionnelles et il a des coûts bien définie. En conséquence, on considère très faibles les risques de non fia</text:span><text:span text:style-name="T5">bilité, de solutions trop lourdes sur les processus critique, ou d'autres</text:span><text:span text:style-name="T6"> problèmes liés au logiciel. <text:s/>Les autres coûts ne sont pas trop élevées par rapport au coût <text:s/>du logicielle. On a un risque un peu plus importants de coté humaine, càd résistance au changement,communication inefficace, difficultés, ou une exploitation inefficace du nouveau système. L'entreprise va adopter une politique de changement, des vérifications et analyses. <text:s/>pour diminuer au maximum ces risques.</text:span></text:p>
      <text:h text:style-name="Heading_20_2" text:outline-level="2"><text:bookmark text:name="__RefHeading__392_1336058694"/>Retour sur investissement<text:bookmark-end text:name="__RefHeading__392_1336058694"/></text:h>
      <text:h text:style-name="P25" text:outline-level="3">Gains (estimation)</text:h>
      <text:p text:style-name="P12"><text:span text:style-name="T1"><text:tab/>Les gains les plus importants sont due à l'externalisation de la maintenance. Maintenant on a 2 </text:span><text:soft-page-break/><text:span text:style-name="T1">personnes qui s'occupe de la gestion de la maintenance à la place de 60 personne. Si on estime à 4 500 euro le salaire et les charger d'un employé de ce département, on gagne environ <text:s/>3 M euro par an. </text:span></text:p>
      <text:p text:style-name="P12"><text:span text:style-name="T1">En suit, on n'a plus les pièces de rechange qui veut 10 M euro, ni l'espace de stockage. Il n'exista pas non plus les Ateliers principales et sur les chantiers qui engageaient aussi des dépenses supplémentaire. Par contre, on va payer une compagnie externe qui va s'occuper de la maintenance de 2000 machines – où 1200 sont de petits matériels. On estime à 1500 euro le prix moyen de maintenance d'une machine par an, d'où un coût de 3 M euro par an. </text:span></text:p>
      <text:p text:style-name="P20">On a aussi des gains significatives au niveau de fonctionnement de tout le département <text:s/>due à a une meilleur communication, une efficacité et réactivité plus élevé, une diminutions de délais, une meilleur planification. Les gains opérationnels sont due à l'optimisation et informatisation des processus. Normalement on va avoir beaucoup moins des <text:s/>évènements imprévus comme des machines qui tombent en panne ou des locations et des achats urgentes car des plannings issues des statistiques et des une analyse seront faites. On pense quand même allouer 2000 euro/mois a des interventions, maintenance et <text:s/>amélioration continue du nouveau système informatique. <text:s text:c="2"/></text:p>
      <text:p text:style-name="P20">Pour résumer:</text:p>
      <text:list xml:id="list39629351" text:style-name="L2">
        <text:list-item>
          <text:p text:style-name="P21"><text:span text:style-name="T1">personnel: 3M /an </text:span></text:p>
        </text:list-item>
        <text:list-item>
          <text:p text:style-name="P21"><text:span text:style-name="T1">espace et maintenance du stock et des 40 ateliers: <text:s/>5 000 euro/mois (pour un an: 60 000euro)</text:span></text:p>
        </text:list-item>
        <text:list-item>
          <text:p text:style-name="P21"><text:span text:style-name="T1">gains d'efficacité et planification: <text:s/>100 000 euro/an </text:span></text:p>
          <text:p text:style-name="P21"><text:span text:style-name="T11">Si on calcule le gain pour un an il faut enlever du total la maintenance du matériel et la maintenance du logiciel, d'où un gain de <text:s/>136 000 euro/an.</text:span></text:p>
        </text:list-item>
      </text:list>
      <text:h text:style-name="P25" text:outline-level="3">Montant du retour sur investissement (ROI)</text:h>
      <text:p text:style-name="P12"><text:span text:style-name="T1">Si on doit chiffrer toutes les gains et les coûts énumérés au paravent, par un calcule très estimative on peut indiquer l</text:span><text:span text:style-name="T11">e ROI <text:s/>:(</text:span><text:span text:style-name="T9">gain from investment - cost of investment)/cost of investment</text:span><text:span text:style-name="T11"> </text:span></text:p>
      <text:p text:style-name="P12"><text:span text:style-name="T11">Le ROI pour 5 ans : (136 000*5 - 359 600 ) / 359 600 = <text:s text:c="2"/>89,1 %</text:span></text:p>
      <text:h text:style-name="P25" text:outline-level="3"><text:soft-page-break/>Délai du retour sur investissement</text:h>
      <text:list xml:id="list40413377" text:continue-list="list37258016" text:style-name="L1">
        <text:list-item>
          <text:list>
            <text:list-item>
              <text:list>
                <text:list-header>
                  <text:p text:style-name="P18"/>
                </text:list-header>
              </text:list>
            </text:list-item>
          </text:list>
        </text:list-item>
      </text:list>
      <text:p text:style-name="Text_20_body"><draw:frame text:anchor-type="paragraph" draw:z-index="0" draw:style-name="gr1" draw:text-style-name="P26" svg:width="17.001cm" svg:height="2.991cm" svg:x="0.501cm" svg:y="9.781cm"><draw:text-box><text:p><text:span text:style-name="T12">Note aux testeurs :</text:span></text:p><text:p><text:span text:style-name="T13">Ceci est une note pour les testeurs.</text:span></text:p><text:p><text:span text:style-name="T14">Exemple</text:span><text:span text:style-name="T13"> : </text:span></text:p><text:p><text:span text:style-name="T13">- Pensez à vérifier le comportement de chaque champ obligatoire lorsqu'il est vide.</text:span></text:p><text:p><text:span text:style-name="T13">- Ce traitement est gourmand en ressources. Un test de configuration minimale nécessaire serait interressant ici.</text:span></text:p></draw:text-box></draw:frame><text:tab/><text:span text:style-name="T11">359 600 / 136 000 = <text:s/>2 ans et 7 mo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Times New Roman1" svg:font-family="'Times New Roman'"/>
    <style:font-face style:name="arial" svg:font-family="arial"/>
    <style:font-face style:name="Times New Roman2" svg:font-family="'Times New Roman'" style:font-family-generic="roman"/>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4</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3T09:22:53.51</meta:creation-date>
    <meta:editing-duration>PT29H39M00S</meta:editing-duration>
    <meta:editing-cycles>10</meta:editing-cycles>
    <meta:generator>OpenOffice.org/3.2$Win32 OpenOffice.org_project/320m18$Build-9502</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Gartu Stefana</meta:initial-creator>
    <dc:date>2011-02-24T20:29:44.35</dc:date>
    <dc:creator>Gartu Stefana</dc:creator>
    <meta:document-statistic meta:table-count="3" meta:image-count="0" meta:object-count="0" meta:page-count="7" meta:paragraph-count="75" meta:word-count="828" meta:character-count="4979"/>
    <meta:user-defined meta:name="Info 2"/>
    <meta:user-defined meta:name="Info 3"/>
    <meta:user-defined meta:name="Info 4"/>
    <meta:user-defined meta:name="License">&lt;a href="http://templates.services.openoffice.org/bsd-license"&gt;BSD&lt;/a&gt; </meta:user-defined>
  </office:meta>
</office:document-meta>
</file>